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>
            <text:p>iteration</text:p>
          </table:table-cell>
          <table:table-cell office:value-type="string">
            <text:p>path length</text:p>
          </table:table-cell>
          <table:table-cell office:value-type="string">
            <text:p>algorithm</text:p>
          </table:table-cell>
          <table:table-cell office:value-type="string">
            <text:p>time</text:p>
          </table:table-cell>
          <table:table-cell table:number-columns-repeated="10"/>
        </table:table-row>
        <table:table-row table:style-name="ro2"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12674">
            <text:p>0.012674</text:p>
          </table:table-cell>
          <table:table-cell/>
          <table:table-cell table:style-name="ce1" office:value-type="float" office:value="0">
            <text:p>0</text:p>
          </table:table-cell>
          <table:table-cell office:value-type="float" office:value="824">
            <text:p>824</text:p>
          </table:table-cell>
          <table:table-cell office:value-type="string">
            <text:p>dfs</text:p>
          </table:table-cell>
          <table:table-cell office:value-type="float" office:value="0.052824">
            <text:p>0.052824</text:p>
          </table:table-cell>
          <table:table-cell/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6199">
            <text:p>0.00619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bfs</text:p>
          </table:table-cell>
          <table:table-cell office:value-type="float" office:value="0.034308">
            <text:p>0.034308</text:p>
          </table:table-cell>
          <table:table-cell/>
          <table:table-cell table:style-name="ce1" office:value-type="float" office:value="1">
            <text:p>1</text:p>
          </table:table-cell>
          <table:table-cell office:value-type="float" office:value="1676">
            <text:p>1676</text:p>
          </table:table-cell>
          <table:table-cell office:value-type="string">
            <text:p>dfs</text:p>
          </table:table-cell>
          <table:table-cell office:value-type="float" office:value="0.251187">
            <text:p>0.251187</text:p>
          </table:table-cell>
          <table:table-cell/>
          <table:table-cell table:style-name="ce1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14328">
            <text:p>0.014328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bfs</text:p>
          </table:table-cell>
          <table:table-cell office:value-type="float" office:value="0.036145">
            <text:p>0.036145</text:p>
          </table:table-cell>
          <table:table-cell/>
          <table:table-cell table:style-name="ce1" office:value-type="float" office:value="2">
            <text:p>2</text:p>
          </table:table-cell>
          <table:table-cell office:value-type="float" office:value="1473">
            <text:p>1473</text:p>
          </table:table-cell>
          <table:table-cell office:value-type="string">
            <text:p>dfs</text:p>
          </table:table-cell>
          <table:table-cell office:value-type="float" office:value="0.185938">
            <text:p>0.185938</text:p>
          </table:table-cell>
          <table:table-cell/>
          <table:table-cell table:style-name="ce1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17544">
            <text:p>0.017544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31885">
            <text:p>0.031885</text:p>
          </table:table-cell>
          <table:table-cell/>
          <table:table-cell table:style-name="ce1"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string">
            <text:p>dfs</text:p>
          </table:table-cell>
          <table:table-cell office:value-type="float" office:value="0.003001">
            <text:p>0.003001</text:p>
          </table:table-cell>
          <table:table-cell/>
          <table:table-cell table:style-name="ce1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48562">
            <text:p>0.048562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bfs</text:p>
          </table:table-cell>
          <table:table-cell office:value-type="float" office:value="0.036375">
            <text:p>0.036375</text:p>
          </table:table-cell>
          <table:table-cell/>
          <table:table-cell table:style-name="ce1" office:value-type="float" office:value="4">
            <text:p>4</text:p>
          </table:table-cell>
          <table:table-cell office:value-type="float" office:value="1694">
            <text:p>1694</text:p>
          </table:table-cell>
          <table:table-cell office:value-type="string">
            <text:p>dfs</text:p>
          </table:table-cell>
          <table:table-cell office:value-type="float" office:value="0.251374">
            <text:p>0.251374</text:p>
          </table:table-cell>
          <table:table-cell/>
          <table:table-cell table:style-name="ce1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13146">
            <text:p>0.013146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bfs</text:p>
          </table:table-cell>
          <table:table-cell office:value-type="float" office:value="0.006954">
            <text:p>0.006954</text:p>
          </table:table-cell>
          <table:table-cell/>
          <table:table-cell table:style-name="ce1" office:value-type="float" office:value="5">
            <text:p>5</text:p>
          </table:table-cell>
          <table:table-cell office:value-type="float" office:value="3388">
            <text:p>3388</text:p>
          </table:table-cell>
          <table:table-cell office:value-type="string">
            <text:p>dfs</text:p>
          </table:table-cell>
          <table:table-cell office:value-type="float" office:value="0.960854">
            <text:p>0.960854</text:p>
          </table:table-cell>
          <table:table-cell/>
          <table:table-cell table:style-name="ce1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7901">
            <text:p>0.007901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bfs</text:p>
          </table:table-cell>
          <table:table-cell office:value-type="float" office:value="0.034222">
            <text:p>0.034222</text:p>
          </table:table-cell>
          <table:table-cell/>
          <table:table-cell table:style-name="ce1" office:value-type="float" office:value="6">
            <text:p>6</text:p>
          </table:table-cell>
          <table:table-cell office:value-type="float" office:value="861">
            <text:p>861</text:p>
          </table:table-cell>
          <table:table-cell office:value-type="string">
            <text:p>dfs</text:p>
          </table:table-cell>
          <table:table-cell office:value-type="float" office:value="0.067043">
            <text:p>0.067043</text:p>
          </table:table-cell>
          <table:table-cell/>
          <table:table-cell table:style-name="ce1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3188">
            <text:p>0.003188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25943">
            <text:p>0.025943</text:p>
          </table:table-cell>
          <table:table-cell/>
          <table:table-cell table:style-name="ce1" office:value-type="float" office:value="7">
            <text:p>7</text:p>
          </table:table-cell>
          <table:table-cell office:value-type="float" office:value="1377">
            <text:p>1377</text:p>
          </table:table-cell>
          <table:table-cell office:value-type="string">
            <text:p>dfs</text:p>
          </table:table-cell>
          <table:table-cell office:value-type="float" office:value="0.153614">
            <text:p>0.153614</text:p>
          </table:table-cell>
          <table:table-cell/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13153">
            <text:p>0.013153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1622">
            <text:p>0.01622</text:p>
          </table:table-cell>
          <table:table-cell/>
          <table:table-cell table:style-name="ce1" office:value-type="float" office:value="8">
            <text:p>8</text:p>
          </table:table-cell>
          <table:table-cell office:value-type="float" office:value="3077">
            <text:p>3077</text:p>
          </table:table-cell>
          <table:table-cell office:value-type="string">
            <text:p>dfs</text:p>
          </table:table-cell>
          <table:table-cell office:value-type="float" office:value="0.953829">
            <text:p>0.953829</text:p>
          </table:table-cell>
          <table:table-cell/>
          <table:table-cell table:style-name="ce1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5144">
            <text:p>0.005144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27215">
            <text:p>0.027215</text:p>
          </table:table-cell>
          <table:table-cell/>
          <table:table-cell table:style-name="ce1" office:value-type="float" office:value="9">
            <text:p>9</text:p>
          </table:table-cell>
          <table:table-cell office:value-type="float" office:value="309">
            <text:p>309</text:p>
          </table:table-cell>
          <table:table-cell office:value-type="string">
            <text:p>dfs</text:p>
          </table:table-cell>
          <table:table-cell office:value-type="float" office:value="0.008226">
            <text:p>0.008226</text:p>
          </table:table-cell>
          <table:table-cell/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2444">
            <text:p>0.002444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36943">
            <text:p>0.036943</text:p>
          </table:table-cell>
          <table:table-cell/>
          <table:table-cell table:style-name="ce1" office:value-type="float" office:value="10">
            <text:p>10</text:p>
          </table:table-cell>
          <table:table-cell office:value-type="float" office:value="702">
            <text:p>702</text:p>
          </table:table-cell>
          <table:table-cell office:value-type="string">
            <text:p>dfs</text:p>
          </table:table-cell>
          <table:table-cell office:value-type="float" office:value="0.045733">
            <text:p>0.045733</text:p>
          </table:table-cell>
          <table:table-cell/>
          <table:table-cell table:style-name="ce1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4243">
            <text:p>0.004243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32442">
            <text:p>0.032442</text:p>
          </table:table-cell>
          <table:table-cell/>
          <table:table-cell table:style-name="ce1" office:value-type="float" office:value="11">
            <text:p>11</text:p>
          </table:table-cell>
          <table:table-cell office:value-type="float" office:value="2501">
            <text:p>2501</text:p>
          </table:table-cell>
          <table:table-cell office:value-type="string">
            <text:p>dfs</text:p>
          </table:table-cell>
          <table:table-cell office:value-type="float" office:value="0.564148">
            <text:p>0.564148</text:p>
          </table:table-cell>
          <table:table-cell/>
          <table:table-cell table:style-name="ce1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dldfs</text:p>
          </table:table-cell>
          <table:table-cell office:value-type="float" office:value="0.030403">
            <text:p>0.030403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28711">
            <text:p>0.028711</text:p>
          </table:table-cell>
          <table:table-cell/>
          <table:table-cell table:style-name="ce1"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string">
            <text:p>dfs</text:p>
          </table:table-cell>
          <table:table-cell office:value-type="float" office:value="0.00213">
            <text:p>0.00213</text:p>
          </table:table-cell>
          <table:table-cell/>
          <table:table-cell table:style-name="ce1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dldfs</text:p>
          </table:table-cell>
          <table:table-cell office:value-type="float" office:value="0.012775">
            <text:p>0.012775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bfs</text:p>
          </table:table-cell>
          <table:table-cell office:value-type="float" office:value="0.006219">
            <text:p>0.006219</text:p>
          </table:table-cell>
          <table:table-cell/>
          <table:table-cell table:style-name="ce1" office:value-type="float" office:value="13">
            <text:p>13</text:p>
          </table:table-cell>
          <table:table-cell office:value-type="float" office:value="1016">
            <text:p>1016</text:p>
          </table:table-cell>
          <table:table-cell office:value-type="string">
            <text:p>dfs</text:p>
          </table:table-cell>
          <table:table-cell office:value-type="float" office:value="0.090005">
            <text:p>0.090005</text:p>
          </table:table-cell>
          <table:table-cell/>
          <table:table-cell table:style-name="ce1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32255">
            <text:p>0.032255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bfs</text:p>
          </table:table-cell>
          <table:table-cell office:value-type="float" office:value="0.034515">
            <text:p>0.034515</text:p>
          </table:table-cell>
          <table:table-cell/>
          <table:table-cell table:style-name="ce1" office:value-type="float" office:value="14">
            <text:p>14</text:p>
          </table:table-cell>
          <table:table-cell office:value-type="float" office:value="1976">
            <text:p>1976</text:p>
          </table:table-cell>
          <table:table-cell office:value-type="string">
            <text:p>dfs</text:p>
          </table:table-cell>
          <table:table-cell office:value-type="float" office:value="0.321295">
            <text:p>0.321295</text:p>
          </table:table-cell>
          <table:table-cell/>
          <table:table-cell table:style-name="ce1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24506">
            <text:p>0.024506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25151">
            <text:p>0.025151</text:p>
          </table:table-cell>
          <table:table-cell/>
          <table:table-cell table:style-name="ce1" office:value-type="float" office:value="15">
            <text:p>15</text:p>
          </table:table-cell>
          <table:table-cell office:value-type="float" office:value="389">
            <text:p>389</text:p>
          </table:table-cell>
          <table:table-cell office:value-type="string">
            <text:p>dfs</text:p>
          </table:table-cell>
          <table:table-cell office:value-type="float" office:value="0.012181">
            <text:p>0.012181</text:p>
          </table:table-cell>
          <table:table-cell/>
          <table:table-cell table:style-name="ce1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5688">
            <text:p>0.005688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bfs</text:p>
          </table:table-cell>
          <table:table-cell office:value-type="float" office:value="0.012915">
            <text:p>0.012915</text:p>
          </table:table-cell>
          <table:table-cell/>
          <table:table-cell table:style-name="ce1" office:value-type="float" office:value="16">
            <text:p>16</text:p>
          </table:table-cell>
          <table:table-cell office:value-type="float" office:value="341">
            <text:p>341</text:p>
          </table:table-cell>
          <table:table-cell office:value-type="string">
            <text:p>dfs</text:p>
          </table:table-cell>
          <table:table-cell office:value-type="float" office:value="0.008102">
            <text:p>0.008102</text:p>
          </table:table-cell>
          <table:table-cell/>
          <table:table-cell table:style-name="ce1"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5778">
            <text:p>0.005778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28926">
            <text:p>0.028926</text:p>
          </table:table-cell>
          <table:table-cell/>
          <table:table-cell table:style-name="ce1" office:value-type="float" office:value="17">
            <text:p>17</text:p>
          </table:table-cell>
          <table:table-cell office:value-type="float" office:value="1732">
            <text:p>1732</text:p>
          </table:table-cell>
          <table:table-cell office:value-type="string">
            <text:p>dfs</text:p>
          </table:table-cell>
          <table:table-cell office:value-type="float" office:value="0.248591">
            <text:p>0.248591</text:p>
          </table:table-cell>
          <table:table-cell/>
          <table:table-cell table:style-name="ce1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1823">
            <text:p>0.001823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31609">
            <text:p>0.031609</text:p>
          </table:table-cell>
          <table:table-cell/>
          <table:table-cell table:style-name="ce1" office:value-type="float" office:value="18">
            <text:p>18</text:p>
          </table:table-cell>
          <table:table-cell office:value-type="float" office:value="368">
            <text:p>368</text:p>
          </table:table-cell>
          <table:table-cell office:value-type="string">
            <text:p>dfs</text:p>
          </table:table-cell>
          <table:table-cell office:value-type="float" office:value="0.011151">
            <text:p>0.011151</text:p>
          </table:table-cell>
          <table:table-cell/>
          <table:table-cell table:style-name="ce1"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ldfs</text:p>
          </table:table-cell>
          <table:table-cell office:value-type="float" office:value="0.002864">
            <text:p>0.002864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19229">
            <text:p>0.019229</text:p>
          </table:table-cell>
          <table:table-cell/>
          <table:table-cell table:style-name="ce1" office:value-type="float" office:value="19">
            <text:p>19</text:p>
          </table:table-cell>
          <table:table-cell office:value-type="float" office:value="204">
            <text:p>204</text:p>
          </table:table-cell>
          <table:table-cell office:value-type="string">
            <text:p>dfs</text:p>
          </table:table-cell>
          <table:table-cell office:value-type="float" office:value="0.003144">
            <text:p>0.003144</text:p>
          </table:table-cell>
          <table:table-cell/>
          <table:table-cell table:style-name="ce1"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746">
            <text:p>0.00746</text:p>
          </table:table-cell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bfs</text:p>
          </table:table-cell>
          <table:table-cell office:value-type="float" office:value="0.006017">
            <text:p>0.006017</text:p>
          </table:table-cell>
          <table:table-cell/>
          <table:table-cell table:style-name="ce1" office:value-type="float" office:value="20">
            <text:p>20</text:p>
          </table:table-cell>
          <table:table-cell office:value-type="float" office:value="2854">
            <text:p>2854</text:p>
          </table:table-cell>
          <table:table-cell office:value-type="string">
            <text:p>dfs</text:p>
          </table:table-cell>
          <table:table-cell office:value-type="float" office:value="0.690682">
            <text:p>0.690682</text:p>
          </table:table-cell>
          <table:table-cell/>
          <table:table-cell table:style-name="ce1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1277">
            <text:p>0.001277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bfs</text:p>
          </table:table-cell>
          <table:table-cell office:value-type="float" office:value="0.03626">
            <text:p>0.03626</text:p>
          </table:table-cell>
          <table:table-cell/>
          <table:table-cell table:style-name="ce1" office:value-type="float" office:value="21">
            <text:p>21</text:p>
          </table:table-cell>
          <table:table-cell office:value-type="float" office:value="1233">
            <text:p>1233</text:p>
          </table:table-cell>
          <table:table-cell office:value-type="string">
            <text:p>dfs</text:p>
          </table:table-cell>
          <table:table-cell office:value-type="float" office:value="0.187227">
            <text:p>0.187227</text:p>
          </table:table-cell>
          <table:table-cell/>
          <table:table-cell table:style-name="ce1"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797">
            <text:p>0.00797</text:p>
          </table:table-cell>
        </table:table-row>
        <table:table-row table:style-name="ro2">
          <table:table-cell table:style-name="ce1"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29603">
            <text:p>0.029603</text:p>
          </table:table-cell>
          <table:table-cell/>
          <table:table-cell table:style-name="ce1" office:value-type="float" office:value="22">
            <text:p>22</text:p>
          </table:table-cell>
          <table:table-cell office:value-type="float" office:value="1300">
            <text:p>1300</text:p>
          </table:table-cell>
          <table:table-cell office:value-type="string">
            <text:p>dfs</text:p>
          </table:table-cell>
          <table:table-cell office:value-type="float" office:value="0.170846">
            <text:p>0.170846</text:p>
          </table:table-cell>
          <table:table-cell/>
          <table:table-cell table:style-name="ce1"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17962">
            <text:p>0.017962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14135">
            <text:p>0.014135</text:p>
          </table:table-cell>
          <table:table-cell/>
          <table:table-cell table:style-name="ce1" office:value-type="float" office:value="23">
            <text:p>23</text:p>
          </table:table-cell>
          <table:table-cell office:value-type="float" office:value="1686">
            <text:p>1686</text:p>
          </table:table-cell>
          <table:table-cell office:value-type="string">
            <text:p>dfs</text:p>
          </table:table-cell>
          <table:table-cell office:value-type="float" office:value="0.245231">
            <text:p>0.245231</text:p>
          </table:table-cell>
          <table:table-cell/>
          <table:table-cell table:style-name="ce1"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44517">
            <text:p>0.04451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19264">
            <text:p>0.019264</text:p>
          </table:table-cell>
          <table:table-cell/>
          <table:table-cell table:style-name="ce1" office:value-type="float" office:value="24">
            <text:p>24</text:p>
          </table:table-cell>
          <table:table-cell office:value-type="float" office:value="7286">
            <text:p>7286</text:p>
          </table:table-cell>
          <table:table-cell office:value-type="string">
            <text:p>dfs</text:p>
          </table:table-cell>
          <table:table-cell office:value-type="float" office:value="4.722999">
            <text:p>4.722999</text:p>
          </table:table-cell>
          <table:table-cell/>
          <table:table-cell table:style-name="ce1"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35111">
            <text:p>0.035111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22405">
            <text:p>0.022405</text:p>
          </table:table-cell>
          <table:table-cell/>
          <table:table-cell table:style-name="ce1" office:value-type="float" office:value="25">
            <text:p>25</text:p>
          </table:table-cell>
          <table:table-cell office:value-type="float" office:value="3790">
            <text:p>3790</text:p>
          </table:table-cell>
          <table:table-cell office:value-type="string">
            <text:p>dfs</text:p>
          </table:table-cell>
          <table:table-cell office:value-type="float" office:value="1.325537">
            <text:p>1.325537</text:p>
          </table:table-cell>
          <table:table-cell/>
          <table:table-cell table:style-name="ce1"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1042">
            <text:p>0.001042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3354">
            <text:p>0.03354</text:p>
          </table:table-cell>
          <table:table-cell/>
          <table:table-cell table:style-name="ce1" office:value-type="float" office:value="26">
            <text:p>26</text:p>
          </table:table-cell>
          <table:table-cell office:value-type="float" office:value="1569">
            <text:p>1569</text:p>
          </table:table-cell>
          <table:table-cell office:value-type="string">
            <text:p>dfs</text:p>
          </table:table-cell>
          <table:table-cell office:value-type="float" office:value="0.214519">
            <text:p>0.214519</text:p>
          </table:table-cell>
          <table:table-cell/>
          <table:table-cell table:style-name="ce1"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763">
            <text:p>0.00763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26323">
            <text:p>0.026323</text:p>
          </table:table-cell>
          <table:table-cell/>
          <table:table-cell table:style-name="ce1" office:value-type="float" office:value="27">
            <text:p>27</text:p>
          </table:table-cell>
          <table:table-cell office:value-type="float" office:value="1012">
            <text:p>1012</text:p>
          </table:table-cell>
          <table:table-cell office:value-type="string">
            <text:p>dfs</text:p>
          </table:table-cell>
          <table:table-cell office:value-type="float" office:value="0.078658">
            <text:p>0.078658</text:p>
          </table:table-cell>
          <table:table-cell/>
          <table:table-cell table:style-name="ce1"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1178">
            <text:p>0.001178</text:p>
          </table:table-cell>
        </table:table-row>
        <table:table-row table:style-name="ro2">
          <table:table-cell table:style-name="ce1"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string">
            <text:p>bfs</text:p>
          </table:table-cell>
          <table:table-cell office:value-type="float" office:value="0.034662">
            <text:p>0.034662</text:p>
          </table:table-cell>
          <table:table-cell/>
          <table:table-cell table:style-name="ce1" office:value-type="float" office:value="28">
            <text:p>28</text:p>
          </table:table-cell>
          <table:table-cell office:value-type="float" office:value="701">
            <text:p>701</text:p>
          </table:table-cell>
          <table:table-cell office:value-type="string">
            <text:p>dfs</text:p>
          </table:table-cell>
          <table:table-cell office:value-type="float" office:value="0.038626">
            <text:p>0.038626</text:p>
          </table:table-cell>
          <table:table-cell/>
          <table:table-cell table:style-name="ce1"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4494">
            <text:p>0.004494</text:p>
          </table:table-cell>
        </table:table-row>
        <table:table-row table:style-name="ro2">
          <table:table-cell table:style-name="ce1"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bfs</text:p>
          </table:table-cell>
          <table:table-cell office:value-type="float" office:value="0.001477">
            <text:p>0.001477</text:p>
          </table:table-cell>
          <table:table-cell/>
          <table:table-cell table:style-name="ce1" office:value-type="float" office:value="29">
            <text:p>29</text:p>
          </table:table-cell>
          <table:table-cell office:value-type="float" office:value="268">
            <text:p>268</text:p>
          </table:table-cell>
          <table:table-cell office:value-type="string">
            <text:p>dfs</text:p>
          </table:table-cell>
          <table:table-cell office:value-type="float" office:value="0.006124">
            <text:p>0.006124</text:p>
          </table:table-cell>
          <table:table-cell/>
          <table:table-cell table:style-name="ce1"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10211">
            <text:p>0.010211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29814">
            <text:p>0.029814</text:p>
          </table:table-cell>
          <table:table-cell/>
          <table:table-cell table:style-name="ce1" office:value-type="float" office:value="30">
            <text:p>30</text:p>
          </table:table-cell>
          <table:table-cell office:value-type="float" office:value="3093">
            <text:p>3093</text:p>
          </table:table-cell>
          <table:table-cell office:value-type="string">
            <text:p>dfs</text:p>
          </table:table-cell>
          <table:table-cell office:value-type="float" office:value="1.102511">
            <text:p>1.102511</text:p>
          </table:table-cell>
          <table:table-cell/>
          <table:table-cell table:style-name="ce1"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dldfs</text:p>
          </table:table-cell>
          <table:table-cell office:value-type="float" office:value="0.018105">
            <text:p>0.018105</text:p>
          </table:table-cell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string">
            <text:p>bfs</text:p>
          </table:table-cell>
          <table:table-cell office:value-type="float" office:value="0.035072">
            <text:p>0.035072</text:p>
          </table:table-cell>
          <table:table-cell/>
          <table:table-cell table:style-name="ce1" office:value-type="float" office:value="31">
            <text:p>31</text:p>
          </table:table-cell>
          <table:table-cell office:value-type="float" office:value="4451">
            <text:p>4451</text:p>
          </table:table-cell>
          <table:table-cell office:value-type="string">
            <text:p>dfs</text:p>
          </table:table-cell>
          <table:table-cell office:value-type="float" office:value="1.821878">
            <text:p>1.821878</text:p>
          </table:table-cell>
          <table:table-cell/>
          <table:table-cell table:style-name="ce1" office:value-type="float" office:value="31">
            <text:p>31</text:p>
          </table:table-cell>
          <table:table-cell office:value-type="string">
            <text:p>None</text:p>
          </table:table-cell>
          <table:table-cell office:value-type="string">
            <text:p>dldfs</text:p>
          </table:table-cell>
          <table:table-cell office:value-type="float" office:value="0.053466">
            <text:p>0.053466</text:p>
          </table:table-cell>
        </table:table-row>
        <table:table-row table:style-name="ro2">
          <table:table-cell table:style-name="ce1"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string">
            <text:p>bfs</text:p>
          </table:table-cell>
          <table:table-cell office:value-type="float" office:value="0.013101">
            <text:p>0.013101</text:p>
          </table:table-cell>
          <table:table-cell/>
          <table:table-cell table:style-name="ce1" office:value-type="float" office:value="32">
            <text:p>32</text:p>
          </table:table-cell>
          <table:table-cell office:value-type="float" office:value="1730">
            <text:p>1730</text:p>
          </table:table-cell>
          <table:table-cell office:value-type="string">
            <text:p>dfs</text:p>
          </table:table-cell>
          <table:table-cell office:value-type="float" office:value="0.322064">
            <text:p>0.322064</text:p>
          </table:table-cell>
          <table:table-cell/>
          <table:table-cell table:style-name="ce1"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11052">
            <text:p>0.011052</text:p>
          </table:table-cell>
        </table:table-row>
        <table:table-row table:style-name="ro2">
          <table:table-cell table:style-name="ce1"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16062">
            <text:p>0.016062</text:p>
          </table:table-cell>
          <table:table-cell/>
          <table:table-cell table:style-name="ce1"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string">
            <text:p>dfs</text:p>
          </table:table-cell>
          <table:table-cell office:value-type="float" office:value="0.000276">
            <text:p>0.000276</text:p>
          </table:table-cell>
          <table:table-cell/>
          <table:table-cell table:style-name="ce1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29177">
            <text:p>0.029177</text:p>
          </table:table-cell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10639">
            <text:p>0.010639</text:p>
          </table:table-cell>
          <table:table-cell/>
          <table:table-cell table:style-name="ce1" office:value-type="float" office:value="34">
            <text:p>34</text:p>
          </table:table-cell>
          <table:table-cell office:value-type="float" office:value="687">
            <text:p>687</text:p>
          </table:table-cell>
          <table:table-cell office:value-type="string">
            <text:p>dfs</text:p>
          </table:table-cell>
          <table:table-cell office:value-type="float" office:value="0.037759">
            <text:p>0.037759</text:p>
          </table:table-cell>
          <table:table-cell/>
          <table:table-cell table:style-name="ce1"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20679">
            <text:p>0.020679</text:p>
          </table:table-cell>
        </table:table-row>
        <table:table-row table:style-name="ro2">
          <table:table-cell table:style-name="ce1"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26672">
            <text:p>0.026672</text:p>
          </table:table-cell>
          <table:table-cell/>
          <table:table-cell table:style-name="ce1" office:value-type="float" office:value="35">
            <text:p>35</text:p>
          </table:table-cell>
          <table:table-cell office:value-type="float" office:value="480">
            <text:p>480</text:p>
          </table:table-cell>
          <table:table-cell office:value-type="string">
            <text:p>dfs</text:p>
          </table:table-cell>
          <table:table-cell office:value-type="float" office:value="0.016434">
            <text:p>0.016434</text:p>
          </table:table-cell>
          <table:table-cell/>
          <table:table-cell table:style-name="ce1"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string">
            <text:p>dldfs</text:p>
          </table:table-cell>
          <table:table-cell office:value-type="float" office:value="0.00149">
            <text:p>0.00149</text:p>
          </table:table-cell>
        </table:table-row>
        <table:table-row table:style-name="ro2">
          <table:table-cell table:style-name="ce1"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string">
            <text:p>bfs</text:p>
          </table:table-cell>
          <table:table-cell office:value-type="float" office:value="0.033879">
            <text:p>0.033879</text:p>
          </table:table-cell>
          <table:table-cell/>
          <table:table-cell table:style-name="ce1" office:value-type="float" office:value="36">
            <text:p>36</text:p>
          </table:table-cell>
          <table:table-cell office:value-type="float" office:value="2745">
            <text:p>2745</text:p>
          </table:table-cell>
          <table:table-cell office:value-type="string">
            <text:p>dfs</text:p>
          </table:table-cell>
          <table:table-cell office:value-type="float" office:value="0.767561">
            <text:p>0.767561</text:p>
          </table:table-cell>
          <table:table-cell/>
          <table:table-cell table:style-name="ce1"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5006">
            <text:p>0.05006</text:p>
          </table:table-cell>
        </table:table-row>
        <table:table-row table:style-name="ro2">
          <table:table-cell table:style-name="ce1"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25717">
            <text:p>0.025717</text:p>
          </table:table-cell>
          <table:table-cell/>
          <table:table-cell table:style-name="ce1" office:value-type="float" office:value="37">
            <text:p>37</text:p>
          </table:table-cell>
          <table:table-cell office:value-type="float" office:value="1146">
            <text:p>1146</text:p>
          </table:table-cell>
          <table:table-cell office:value-type="string">
            <text:p>dfs</text:p>
          </table:table-cell>
          <table:table-cell office:value-type="float" office:value="0.118502">
            <text:p>0.118502</text:p>
          </table:table-cell>
          <table:table-cell/>
          <table:table-cell table:style-name="ce1"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1241">
            <text:p>0.001241</text:p>
          </table:table-cell>
        </table:table-row>
        <table:table-row table:style-name="ro2">
          <table:table-cell table:style-name="ce1"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32303">
            <text:p>0.032303</text:p>
          </table:table-cell>
          <table:table-cell/>
          <table:table-cell table:style-name="ce1" office:value-type="float" office:value="38">
            <text:p>38</text:p>
          </table:table-cell>
          <table:table-cell office:value-type="float" office:value="125">
            <text:p>125</text:p>
          </table:table-cell>
          <table:table-cell office:value-type="string">
            <text:p>dfs</text:p>
          </table:table-cell>
          <table:table-cell office:value-type="float" office:value="0.001723">
            <text:p>0.001723</text:p>
          </table:table-cell>
          <table:table-cell/>
          <table:table-cell table:style-name="ce1"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58926">
            <text:p>0.058926</text:p>
          </table:table-cell>
        </table:table-row>
        <table:table-row table:style-name="ro2">
          <table:table-cell table:style-name="ce1"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string">
            <text:p>bfs</text:p>
          </table:table-cell>
          <table:table-cell office:value-type="float" office:value="0.004295">
            <text:p>0.004295</text:p>
          </table:table-cell>
          <table:table-cell/>
          <table:table-cell table:style-name="ce1" office:value-type="float" office:value="39">
            <text:p>39</text:p>
          </table:table-cell>
          <table:table-cell office:value-type="float" office:value="1480">
            <text:p>1480</text:p>
          </table:table-cell>
          <table:table-cell office:value-type="string">
            <text:p>dfs</text:p>
          </table:table-cell>
          <table:table-cell office:value-type="float" office:value="0.189771">
            <text:p>0.189771</text:p>
          </table:table-cell>
          <table:table-cell/>
          <table:table-cell table:style-name="ce1"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string">
            <text:p>dldfs</text:p>
          </table:table-cell>
          <table:table-cell office:value-type="float" office:value="0.051445">
            <text:p>0.051445</text:p>
          </table:table-cell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bfs</text:p>
          </table:table-cell>
          <table:table-cell office:value-type="float" office:value="0.033643">
            <text:p>0.033643</text:p>
          </table:table-cell>
          <table:table-cell/>
          <table:table-cell table:style-name="ce1" office:value-type="float" office:value="40">
            <text:p>40</text:p>
          </table:table-cell>
          <table:table-cell office:value-type="float" office:value="846">
            <text:p>846</text:p>
          </table:table-cell>
          <table:table-cell office:value-type="string">
            <text:p>dfs</text:p>
          </table:table-cell>
          <table:table-cell office:value-type="float" office:value="0.068516">
            <text:p>0.068516</text:p>
          </table:table-cell>
          <table:table-cell/>
          <table:table-cell table:style-name="ce1"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25215">
            <text:p>0.025215</text:p>
          </table:table-cell>
        </table:table-row>
        <table:table-row table:style-name="ro2">
          <table:table-cell table:style-name="ce1"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35439">
            <text:p>0.035439</text:p>
          </table:table-cell>
          <table:table-cell/>
          <table:table-cell table:style-name="ce1" office:value-type="float" office:value="41">
            <text:p>41</text:p>
          </table:table-cell>
          <table:table-cell office:value-type="float" office:value="256">
            <text:p>256</text:p>
          </table:table-cell>
          <table:table-cell office:value-type="string">
            <text:p>dfs</text:p>
          </table:table-cell>
          <table:table-cell office:value-type="float" office:value="0.00562">
            <text:p>0.00562</text:p>
          </table:table-cell>
          <table:table-cell/>
          <table:table-cell table:style-name="ce1"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dldfs</text:p>
          </table:table-cell>
          <table:table-cell office:value-type="float" office:value="0.005973">
            <text:p>0.005973</text:p>
          </table:table-cell>
        </table:table-row>
        <table:table-row table:style-name="ro2">
          <table:table-cell table:style-name="ce1"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string">
            <text:p>bfs</text:p>
          </table:table-cell>
          <table:table-cell office:value-type="float" office:value="0.032485">
            <text:p>0.032485</text:p>
          </table:table-cell>
          <table:table-cell/>
          <table:table-cell table:style-name="ce1" office:value-type="float" office:value="42">
            <text:p>42</text:p>
          </table:table-cell>
          <table:table-cell office:value-type="float" office:value="3596">
            <text:p>3596</text:p>
          </table:table-cell>
          <table:table-cell office:value-type="string">
            <text:p>dfs</text:p>
          </table:table-cell>
          <table:table-cell office:value-type="float" office:value="1.269321">
            <text:p>1.269321</text:p>
          </table:table-cell>
          <table:table-cell/>
          <table:table-cell table:style-name="ce1"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33623">
            <text:p>0.033623</text:p>
          </table:table-cell>
        </table:table-row>
        <table:table-row table:style-name="ro2">
          <table:table-cell table:style-name="ce1"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20556">
            <text:p>0.020556</text:p>
          </table:table-cell>
          <table:table-cell/>
          <table:table-cell table:style-name="ce1" office:value-type="float" office:value="43">
            <text:p>43</text:p>
          </table:table-cell>
          <table:table-cell office:value-type="float" office:value="257">
            <text:p>257</text:p>
          </table:table-cell>
          <table:table-cell office:value-type="string">
            <text:p>dfs</text:p>
          </table:table-cell>
          <table:table-cell office:value-type="float" office:value="0.005701">
            <text:p>0.005701</text:p>
          </table:table-cell>
          <table:table-cell/>
          <table:table-cell table:style-name="ce1"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13056">
            <text:p>0.013056</text:p>
          </table:table-cell>
        </table:table-row>
        <table:table-row table:style-name="ro2">
          <table:table-cell table:style-name="ce1"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bfs</text:p>
          </table:table-cell>
          <table:table-cell office:value-type="float" office:value="0.004823">
            <text:p>0.004823</text:p>
          </table:table-cell>
          <table:table-cell/>
          <table:table-cell table:style-name="ce1" office:value-type="float" office:value="44">
            <text:p>44</text:p>
          </table:table-cell>
          <table:table-cell office:value-type="float" office:value="1150">
            <text:p>1150</text:p>
          </table:table-cell>
          <table:table-cell office:value-type="string">
            <text:p>dfs</text:p>
          </table:table-cell>
          <table:table-cell office:value-type="float" office:value="0.120705">
            <text:p>0.120705</text:p>
          </table:table-cell>
          <table:table-cell/>
          <table:table-cell table:style-name="ce1"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dldfs</text:p>
          </table:table-cell>
          <table:table-cell office:value-type="float" office:value="0.020448">
            <text:p>0.020448</text:p>
          </table:table-cell>
        </table:table-row>
        <table:table-row table:style-name="ro2">
          <table:table-cell table:style-name="ce1"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bfs</text:p>
          </table:table-cell>
          <table:table-cell office:value-type="float" office:value="0.003886">
            <text:p>0.003886</text:p>
          </table:table-cell>
          <table:table-cell/>
          <table:table-cell table:style-name="ce1"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string">
            <text:p>dfs</text:p>
          </table:table-cell>
          <table:table-cell office:value-type="float" office:value="0.00029">
            <text:p>0.00029</text:p>
          </table:table-cell>
          <table:table-cell/>
          <table:table-cell table:style-name="ce1"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1145">
            <text:p>0.01145</text:p>
          </table:table-cell>
        </table:table-row>
        <table:table-row table:style-name="ro2">
          <table:table-cell table:style-name="ce1"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string">
            <text:p>bfs</text:p>
          </table:table-cell>
          <table:table-cell office:value-type="float" office:value="0.065916">
            <text:p>0.065916</text:p>
          </table:table-cell>
          <table:table-cell/>
          <table:table-cell table:style-name="ce1" office:value-type="float" office:value="46">
            <text:p>46</text:p>
          </table:table-cell>
          <table:table-cell office:value-type="float" office:value="149">
            <text:p>149</text:p>
          </table:table-cell>
          <table:table-cell office:value-type="string">
            <text:p>dfs</text:p>
          </table:table-cell>
          <table:table-cell office:value-type="float" office:value="0.002221">
            <text:p>0.002221</text:p>
          </table:table-cell>
          <table:table-cell/>
          <table:table-cell table:style-name="ce1"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14077">
            <text:p>0.014077</text:p>
          </table:table-cell>
        </table:table-row>
        <table:table-row table:style-name="ro2">
          <table:table-cell table:style-name="ce1"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24399">
            <text:p>0.024399</text:p>
          </table:table-cell>
          <table:table-cell/>
          <table:table-cell table:style-name="ce1" office:value-type="float" office:value="47">
            <text:p>47</text:p>
          </table:table-cell>
          <table:table-cell office:value-type="float" office:value="2714">
            <text:p>2714</text:p>
          </table:table-cell>
          <table:table-cell office:value-type="string">
            <text:p>dfs</text:p>
          </table:table-cell>
          <table:table-cell office:value-type="float" office:value="0.660156">
            <text:p>0.660156</text:p>
          </table:table-cell>
          <table:table-cell/>
          <table:table-cell table:style-name="ce1"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20645">
            <text:p>0.020645</text:p>
          </table:table-cell>
        </table:table-row>
        <table:table-row table:style-name="ro2">
          <table:table-cell table:style-name="ce1"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string">
            <text:p>bfs</text:p>
          </table:table-cell>
          <table:table-cell office:value-type="float" office:value="0.008377">
            <text:p>0.008377</text:p>
          </table:table-cell>
          <table:table-cell/>
          <table:table-cell table:style-name="ce1" office:value-type="float" office:value="48">
            <text:p>48</text:p>
          </table:table-cell>
          <table:table-cell office:value-type="float" office:value="1428">
            <text:p>1428</text:p>
          </table:table-cell>
          <table:table-cell office:value-type="string">
            <text:p>dfs</text:p>
          </table:table-cell>
          <table:table-cell office:value-type="float" office:value="0.179188">
            <text:p>0.179188</text:p>
          </table:table-cell>
          <table:table-cell/>
          <table:table-cell table:style-name="ce1"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00233">
            <text:p>0.000233</text:p>
          </table:table-cell>
        </table:table-row>
        <table:table-row table:style-name="ro2">
          <table:table-cell table:style-name="ce1"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string">
            <text:p>bfs</text:p>
          </table:table-cell>
          <table:table-cell office:value-type="float" office:value="0.032123">
            <text:p>0.032123</text:p>
          </table:table-cell>
          <table:table-cell/>
          <table:table-cell table:style-name="ce1" office:value-type="float" office:value="49">
            <text:p>49</text:p>
          </table:table-cell>
          <table:table-cell office:value-type="float" office:value="198">
            <text:p>198</text:p>
          </table:table-cell>
          <table:table-cell office:value-type="string">
            <text:p>dfs</text:p>
          </table:table-cell>
          <table:table-cell office:value-type="float" office:value="0.003065">
            <text:p>0.003065</text:p>
          </table:table-cell>
          <table:table-cell/>
          <table:table-cell table:style-name="ce1"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string">
            <text:p>dldfs</text:p>
          </table:table-cell>
          <table:table-cell office:value-type="float" office:value="0.015682">
            <text:p>0.015682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28588">
            <text:p>0.028588</text:p>
          </table:table-cell>
          <table:table-cell table:number-columns-repeated="10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iddfs</text:p>
          </table:table-cell>
          <table:table-cell office:value-type="float" office:value="0.033927">
            <text:p>0.033927</text:p>
          </table:table-cell>
          <table:table-cell/>
          <table:table-cell table:style-name="ce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bidir</text:p>
          </table:table-cell>
          <table:table-cell office:value-type="float" office:value="0.01703">
            <text:p>0.01703</text:p>
          </table:table-cell>
          <table:table-cell table:number-columns-repeated="5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iddfs</text:p>
          </table:table-cell>
          <table:table-cell office:value-type="float" office:value="0.073405">
            <text:p>0.073405</text:p>
          </table:table-cell>
          <table:table-cell/>
          <table:table-cell table:style-name="ce1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bidir</text:p>
          </table:table-cell>
          <table:table-cell office:value-type="float" office:value="0.010033">
            <text:p>0.010033</text:p>
          </table:table-cell>
          <table:table-cell table:number-columns-repeated="5"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50697">
            <text:p>0.050697</text:p>
          </table:table-cell>
          <table:table-cell/>
          <table:table-cell table:style-name="ce1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bidir</text:p>
          </table:table-cell>
          <table:table-cell office:value-type="float" office:value="0.033576">
            <text:p>0.033576</text:p>
          </table:table-cell>
          <table:table-cell table:number-columns-repeated="5"/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iddfs</text:p>
          </table:table-cell>
          <table:table-cell office:value-type="float" office:value="0.057863">
            <text:p>0.057863</text:p>
          </table:table-cell>
          <table:table-cell/>
          <table:table-cell table:style-name="ce1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bidir</text:p>
          </table:table-cell>
          <table:table-cell office:value-type="float" office:value="0.04714">
            <text:p>0.04714</text:p>
          </table:table-cell>
          <table:table-cell table:number-columns-repeated="5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iddfs</text:p>
          </table:table-cell>
          <table:table-cell office:value-type="float" office:value="0.005189">
            <text:p>0.005189</text:p>
          </table:table-cell>
          <table:table-cell/>
          <table:table-cell table:style-name="ce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bidir</text:p>
          </table:table-cell>
          <table:table-cell office:value-type="float" office:value="0.022292">
            <text:p>0.022292</text:p>
          </table:table-cell>
          <table:table-cell table:number-columns-repeated="5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iddfs</text:p>
          </table:table-cell>
          <table:table-cell office:value-type="float" office:value="0.027174">
            <text:p>0.027174</text:p>
          </table:table-cell>
          <table:table-cell/>
          <table:table-cell table:style-name="ce1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bidir</text:p>
          </table:table-cell>
          <table:table-cell office:value-type="float" office:value="0.024117">
            <text:p>0.024117</text:p>
          </table:table-cell>
          <table:table-cell table:number-columns-repeated="5"/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06559">
            <text:p>0.006559</text:p>
          </table:table-cell>
          <table:table-cell/>
          <table:table-cell table:style-name="ce1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bidir</text:p>
          </table:table-cell>
          <table:table-cell office:value-type="float" office:value="0.015766">
            <text:p>0.015766</text:p>
          </table:table-cell>
          <table:table-cell table:number-columns-repeated="5"/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21019">
            <text:p>0.021019</text:p>
          </table:table-cell>
          <table:table-cell/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bidir</text:p>
          </table:table-cell>
          <table:table-cell office:value-type="float" office:value="0.005107">
            <text:p>0.005107</text:p>
          </table:table-cell>
          <table:table-cell table:number-columns-repeated="5"/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05987">
            <text:p>0.005987</text:p>
          </table:table-cell>
          <table:table-cell/>
          <table:table-cell table:style-name="ce1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bidir</text:p>
          </table:table-cell>
          <table:table-cell office:value-type="float" office:value="0.006308">
            <text:p>0.006308</text:p>
          </table:table-cell>
          <table:table-cell table:number-columns-repeated="5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13853">
            <text:p>0.013853</text:p>
          </table:table-cell>
          <table:table-cell/>
          <table:table-cell table:style-name="ce1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bidir</text:p>
          </table:table-cell>
          <table:table-cell office:value-type="float" office:value="0.024404">
            <text:p>0.024404</text:p>
          </table:table-cell>
          <table:table-cell table:number-columns-repeated="5"/>
        </table:table-row>
        <table:table-row table:style-name="ro2">
          <table:table-cell table:style-name="ce1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09825">
            <text:p>0.009825</text:p>
          </table:table-cell>
          <table:table-cell/>
          <table:table-cell table:style-name="ce1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bidir</text:p>
          </table:table-cell>
          <table:table-cell office:value-type="float" office:value="0.007912">
            <text:p>0.007912</text:p>
          </table:table-cell>
          <table:table-cell table:number-columns-repeated="5"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06958">
            <text:p>0.006958</text:p>
          </table:table-cell>
          <table:table-cell/>
          <table:table-cell table:style-name="ce1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bidir</text:p>
          </table:table-cell>
          <table:table-cell office:value-type="float" office:value="0.012106">
            <text:p>0.012106</text:p>
          </table:table-cell>
          <table:table-cell table:number-columns-repeated="5"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iddfs</text:p>
          </table:table-cell>
          <table:table-cell office:value-type="float" office:value="0.007205">
            <text:p>0.007205</text:p>
          </table:table-cell>
          <table:table-cell/>
          <table:table-cell table:style-name="ce1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bidir</text:p>
          </table:table-cell>
          <table:table-cell office:value-type="float" office:value="0.009488">
            <text:p>0.009488</text:p>
          </table:table-cell>
          <table:table-cell table:number-columns-repeated="5"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iddfs</text:p>
          </table:table-cell>
          <table:table-cell office:value-type="float" office:value="0.071814">
            <text:p>0.071814</text:p>
          </table:table-cell>
          <table:table-cell/>
          <table:table-cell table:style-name="ce1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bidir</text:p>
          </table:table-cell>
          <table:table-cell office:value-type="float" office:value="0.032672">
            <text:p>0.032672</text:p>
          </table:table-cell>
          <table:table-cell table:number-columns-repeated="5"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27589">
            <text:p>0.027589</text:p>
          </table:table-cell>
          <table:table-cell/>
          <table:table-cell table:style-name="ce1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bidir</text:p>
          </table:table-cell>
          <table:table-cell office:value-type="float" office:value="0.032218">
            <text:p>0.032218</text:p>
          </table:table-cell>
          <table:table-cell table:number-columns-repeated="5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iddfs</text:p>
          </table:table-cell>
          <table:table-cell office:value-type="float" office:value="0.000933">
            <text:p>0.000933</text:p>
          </table:table-cell>
          <table:table-cell/>
          <table:table-cell table:style-name="ce1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bidir</text:p>
          </table:table-cell>
          <table:table-cell office:value-type="float" office:value="0.013834">
            <text:p>0.013834</text:p>
          </table:table-cell>
          <table:table-cell table:number-columns-repeated="5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11573">
            <text:p>0.011573</text:p>
          </table:table-cell>
          <table:table-cell/>
          <table:table-cell table:style-name="ce1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bidir</text:p>
          </table:table-cell>
          <table:table-cell office:value-type="float" office:value="0.024425">
            <text:p>0.024425</text:p>
          </table:table-cell>
          <table:table-cell table:number-columns-repeated="5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06741">
            <text:p>0.006741</text:p>
          </table:table-cell>
          <table:table-cell/>
          <table:table-cell table:style-name="ce1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bidir</text:p>
          </table:table-cell>
          <table:table-cell office:value-type="float" office:value="0.024762">
            <text:p>0.024762</text:p>
          </table:table-cell>
          <table:table-cell table:number-columns-repeated="5"/>
        </table:table-row>
        <table:table-row table:style-name="ro2">
          <table:table-cell table:style-name="ce1"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20732">
            <text:p>0.020732</text:p>
          </table:table-cell>
          <table:table-cell/>
          <table:table-cell table:style-name="ce1"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bidir</text:p>
          </table:table-cell>
          <table:table-cell office:value-type="float" office:value="0.031079">
            <text:p>0.031079</text:p>
          </table:table-cell>
          <table:table-cell table:number-columns-repeated="5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iddfs</text:p>
          </table:table-cell>
          <table:table-cell office:value-type="float" office:value="0.001414">
            <text:p>0.001414</text:p>
          </table:table-cell>
          <table:table-cell/>
          <table:table-cell table:style-name="ce1"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bidir</text:p>
          </table:table-cell>
          <table:table-cell office:value-type="float" office:value="0.008351">
            <text:p>0.008351</text:p>
          </table:table-cell>
          <table:table-cell table:number-columns-repeated="5"/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iddfs</text:p>
          </table:table-cell>
          <table:table-cell office:value-type="float" office:value="0.039985">
            <text:p>0.039985</text:p>
          </table:table-cell>
          <table:table-cell/>
          <table:table-cell table:style-name="ce1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bidir</text:p>
          </table:table-cell>
          <table:table-cell office:value-type="float" office:value="0.002326">
            <text:p>0.002326</text:p>
          </table:table-cell>
          <table:table-cell table:number-columns-repeated="5"/>
        </table:table-row>
        <table:table-row table:style-name="ro2">
          <table:table-cell table:style-name="ce1"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07307">
            <text:p>0.007307</text:p>
          </table:table-cell>
          <table:table-cell/>
          <table:table-cell table:style-name="ce1"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bidir</text:p>
          </table:table-cell>
          <table:table-cell office:value-type="float" office:value="0.009351">
            <text:p>0.009351</text:p>
          </table:table-cell>
          <table:table-cell table:number-columns-repeated="5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14354">
            <text:p>0.014354</text:p>
          </table:table-cell>
          <table:table-cell/>
          <table:table-cell table:style-name="ce1"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bidir</text:p>
          </table:table-cell>
          <table:table-cell office:value-type="float" office:value="0.023051">
            <text:p>0.023051</text:p>
          </table:table-cell>
          <table:table-cell table:number-columns-repeated="5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2299">
            <text:p>0.02299</text:p>
          </table:table-cell>
          <table:table-cell/>
          <table:table-cell table:style-name="ce1"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bidir</text:p>
          </table:table-cell>
          <table:table-cell office:value-type="float" office:value="0.014654">
            <text:p>0.014654</text:p>
          </table:table-cell>
          <table:table-cell table:number-columns-repeated="5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20484">
            <text:p>0.020484</text:p>
          </table:table-cell>
          <table:table-cell/>
          <table:table-cell table:style-name="ce1"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bidir</text:p>
          </table:table-cell>
          <table:table-cell office:value-type="float" office:value="0.015633">
            <text:p>0.015633</text:p>
          </table:table-cell>
          <table:table-cell table:number-columns-repeated="5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08514">
            <text:p>0.008514</text:p>
          </table:table-cell>
          <table:table-cell/>
          <table:table-cell table:style-name="ce1"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bidir</text:p>
          </table:table-cell>
          <table:table-cell office:value-type="float" office:value="0.006462">
            <text:p>0.006462</text:p>
          </table:table-cell>
          <table:table-cell table:number-columns-repeated="5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15554">
            <text:p>0.015554</text:p>
          </table:table-cell>
          <table:table-cell/>
          <table:table-cell table:style-name="ce1"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string">
            <text:p>bidir</text:p>
          </table:table-cell>
          <table:table-cell office:value-type="float" office:value="0.005545">
            <text:p>0.005545</text:p>
          </table:table-cell>
          <table:table-cell table:number-columns-repeated="5"/>
        </table:table-row>
        <table:table-row table:style-name="ro2">
          <table:table-cell table:style-name="ce1"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string">
            <text:p>iddfs</text:p>
          </table:table-cell>
          <table:table-cell office:value-type="float" office:value="0.025583">
            <text:p>0.025583</text:p>
          </table:table-cell>
          <table:table-cell/>
          <table:table-cell table:style-name="ce1"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string">
            <text:p>bidir</text:p>
          </table:table-cell>
          <table:table-cell office:value-type="float" office:value="0.02345">
            <text:p>0.02345</text:p>
          </table:table-cell>
          <table:table-cell table:number-columns-repeated="5"/>
        </table:table-row>
        <table:table-row table:style-name="ro2">
          <table:table-cell table:style-name="ce1"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iddfs</text:p>
          </table:table-cell>
          <table:table-cell office:value-type="float" office:value="0.000202">
            <text:p>0.000202</text:p>
          </table:table-cell>
          <table:table-cell/>
          <table:table-cell table:style-name="ce1"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bidir</text:p>
          </table:table-cell>
          <table:table-cell office:value-type="float" office:value="0.029962">
            <text:p>0.029962</text:p>
          </table:table-cell>
          <table:table-cell table:number-columns-repeated="5"/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07411">
            <text:p>0.007411</text:p>
          </table:table-cell>
          <table:table-cell/>
          <table:table-cell table:style-name="ce1"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bidir</text:p>
          </table:table-cell>
          <table:table-cell office:value-type="float" office:value="0.002699">
            <text:p>0.002699</text:p>
          </table:table-cell>
          <table:table-cell table:number-columns-repeated="5"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string">
            <text:p>iddfs</text:p>
          </table:table-cell>
          <table:table-cell office:value-type="float" office:value="0.114147">
            <text:p>0.114147</text:p>
          </table:table-cell>
          <table:table-cell/>
          <table:table-cell table:style-name="ce1"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bidir</text:p>
          </table:table-cell>
          <table:table-cell office:value-type="float" office:value="0.031599">
            <text:p>0.031599</text:p>
          </table:table-cell>
          <table:table-cell table:number-columns-repeated="5"/>
        </table:table-row>
        <table:table-row table:style-name="ro2">
          <table:table-cell table:style-name="ce1"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string">
            <text:p>iddfs</text:p>
          </table:table-cell>
          <table:table-cell office:value-type="float" office:value="0.00237">
            <text:p>0.00237</text:p>
          </table:table-cell>
          <table:table-cell/>
          <table:table-cell table:style-name="ce1"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string">
            <text:p>bidir</text:p>
          </table:table-cell>
          <table:table-cell office:value-type="float" office:value="0.048577">
            <text:p>0.048577</text:p>
          </table:table-cell>
          <table:table-cell table:number-columns-repeated="5"/>
        </table:table-row>
        <table:table-row table:style-name="ro2">
          <table:table-cell table:style-name="ce1"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07225">
            <text:p>0.007225</text:p>
          </table:table-cell>
          <table:table-cell/>
          <table:table-cell table:style-name="ce1"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string">
            <text:p>bidir</text:p>
          </table:table-cell>
          <table:table-cell office:value-type="float" office:value="0.005622">
            <text:p>0.005622</text:p>
          </table:table-cell>
          <table:table-cell table:number-columns-repeated="5"/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15507">
            <text:p>0.015507</text:p>
          </table:table-cell>
          <table:table-cell/>
          <table:table-cell table:style-name="ce1"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string">
            <text:p>bidir</text:p>
          </table:table-cell>
          <table:table-cell office:value-type="float" office:value="0.022992">
            <text:p>0.022992</text:p>
          </table:table-cell>
          <table:table-cell table:number-columns-repeated="5"/>
        </table:table-row>
        <table:table-row table:style-name="ro2">
          <table:table-cell table:style-name="ce1"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04626">
            <text:p>0.004626</text:p>
          </table:table-cell>
          <table:table-cell/>
          <table:table-cell table:style-name="ce1"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string">
            <text:p>bidir</text:p>
          </table:table-cell>
          <table:table-cell office:value-type="float" office:value="0.003366">
            <text:p>0.003366</text:p>
          </table:table-cell>
          <table:table-cell table:number-columns-repeated="5"/>
        </table:table-row>
        <table:table-row table:style-name="ro2">
          <table:table-cell table:style-name="ce1"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string">
            <text:p>iddfs</text:p>
          </table:table-cell>
          <table:table-cell office:value-type="float" office:value="0.084407">
            <text:p>0.084407</text:p>
          </table:table-cell>
          <table:table-cell/>
          <table:table-cell table:style-name="ce1"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string">
            <text:p>bidir</text:p>
          </table:table-cell>
          <table:table-cell office:value-type="float" office:value="0.044853">
            <text:p>0.044853</text:p>
          </table:table-cell>
          <table:table-cell table:number-columns-repeated="5"/>
        </table:table-row>
        <table:table-row table:style-name="ro2">
          <table:table-cell table:style-name="ce1"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1983">
            <text:p>0.01983</text:p>
          </table:table-cell>
          <table:table-cell/>
          <table:table-cell table:style-name="ce1"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string">
            <text:p>bidir</text:p>
          </table:table-cell>
          <table:table-cell office:value-type="float" office:value="0.045548">
            <text:p>0.045548</text:p>
          </table:table-cell>
          <table:table-cell table:number-columns-repeated="5"/>
        </table:table-row>
        <table:table-row table:style-name="ro2">
          <table:table-cell table:style-name="ce1"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41989">
            <text:p>0.041989</text:p>
          </table:table-cell>
          <table:table-cell/>
          <table:table-cell table:style-name="ce1"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bidir</text:p>
          </table:table-cell>
          <table:table-cell office:value-type="float" office:value="0.006098">
            <text:p>0.006098</text:p>
          </table:table-cell>
          <table:table-cell table:number-columns-repeated="5"/>
        </table:table-row>
        <table:table-row table:style-name="ro2">
          <table:table-cell table:style-name="ce1"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string">
            <text:p>iddfs</text:p>
          </table:table-cell>
          <table:table-cell office:value-type="float" office:value="0.003538">
            <text:p>0.003538</text:p>
          </table:table-cell>
          <table:table-cell/>
          <table:table-cell table:style-name="ce1"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string">
            <text:p>bidir</text:p>
          </table:table-cell>
          <table:table-cell office:value-type="float" office:value="0.035357">
            <text:p>0.035357</text:p>
          </table:table-cell>
          <table:table-cell table:number-columns-repeated="5"/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iddfs</text:p>
          </table:table-cell>
          <table:table-cell office:value-type="float" office:value="0.063128">
            <text:p>0.063128</text:p>
          </table:table-cell>
          <table:table-cell/>
          <table:table-cell table:style-name="ce1"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string">
            <text:p>bidir</text:p>
          </table:table-cell>
          <table:table-cell office:value-type="float" office:value="0.009369">
            <text:p>0.009369</text:p>
          </table:table-cell>
          <table:table-cell table:number-columns-repeated="5"/>
        </table:table-row>
        <table:table-row table:style-name="ro2">
          <table:table-cell table:style-name="ce1"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05001">
            <text:p>0.005001</text:p>
          </table:table-cell>
          <table:table-cell/>
          <table:table-cell table:style-name="ce1"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string">
            <text:p>bidir</text:p>
          </table:table-cell>
          <table:table-cell office:value-type="float" office:value="0.018783">
            <text:p>0.018783</text:p>
          </table:table-cell>
          <table:table-cell table:number-columns-repeated="5"/>
        </table:table-row>
        <table:table-row table:style-name="ro2">
          <table:table-cell table:style-name="ce1"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string">
            <text:p>iddfs</text:p>
          </table:table-cell>
          <table:table-cell office:value-type="float" office:value="0.052356">
            <text:p>0.052356</text:p>
          </table:table-cell>
          <table:table-cell/>
          <table:table-cell table:style-name="ce1"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bidir</text:p>
          </table:table-cell>
          <table:table-cell office:value-type="float" office:value="0.013612">
            <text:p>0.013612</text:p>
          </table:table-cell>
          <table:table-cell table:number-columns-repeated="5"/>
        </table:table-row>
        <table:table-row table:style-name="ro2">
          <table:table-cell table:style-name="ce1"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25481">
            <text:p>0.025481</text:p>
          </table:table-cell>
          <table:table-cell/>
          <table:table-cell table:style-name="ce1"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string">
            <text:p>bidir</text:p>
          </table:table-cell>
          <table:table-cell office:value-type="float" office:value="0.032341">
            <text:p>0.032341</text:p>
          </table:table-cell>
          <table:table-cell table:number-columns-repeated="5"/>
        </table:table-row>
        <table:table-row table:style-name="ro2">
          <table:table-cell table:style-name="ce1"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iddfs</text:p>
          </table:table-cell>
          <table:table-cell office:value-type="float" office:value="0.004982">
            <text:p>0.004982</text:p>
          </table:table-cell>
          <table:table-cell/>
          <table:table-cell table:style-name="ce1"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bidir</text:p>
          </table:table-cell>
          <table:table-cell office:value-type="float" office:value="0.01493">
            <text:p>0.01493</text:p>
          </table:table-cell>
          <table:table-cell table:number-columns-repeated="5"/>
        </table:table-row>
        <table:table-row table:style-name="ro2">
          <table:table-cell table:style-name="ce1"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iddfs</text:p>
          </table:table-cell>
          <table:table-cell office:value-type="float" office:value="0.006292">
            <text:p>0.006292</text:p>
          </table:table-cell>
          <table:table-cell/>
          <table:table-cell table:style-name="ce1"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bidir</text:p>
          </table:table-cell>
          <table:table-cell office:value-type="float" office:value="0.00078">
            <text:p>0.00078</text:p>
          </table:table-cell>
          <table:table-cell table:number-columns-repeated="5"/>
        </table:table-row>
        <table:table-row table:style-name="ro2">
          <table:table-cell table:style-name="ce1"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string">
            <text:p>iddfs</text:p>
          </table:table-cell>
          <table:table-cell office:value-type="float" office:value="0.058569">
            <text:p>0.058569</text:p>
          </table:table-cell>
          <table:table-cell/>
          <table:table-cell table:style-name="ce1"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string">
            <text:p>bidir</text:p>
          </table:table-cell>
          <table:table-cell office:value-type="float" office:value="0.00374">
            <text:p>0.00374</text:p>
          </table:table-cell>
          <table:table-cell table:number-columns-repeated="5"/>
        </table:table-row>
        <table:table-row table:style-name="ro2">
          <table:table-cell table:style-name="ce1"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14767">
            <text:p>0.014767</text:p>
          </table:table-cell>
          <table:table-cell/>
          <table:table-cell table:style-name="ce1"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string">
            <text:p>bidir</text:p>
          </table:table-cell>
          <table:table-cell office:value-type="float" office:value="0.028112">
            <text:p>0.028112</text:p>
          </table:table-cell>
          <table:table-cell table:number-columns-repeated="5"/>
        </table:table-row>
        <table:table-row table:style-name="ro2">
          <table:table-cell table:style-name="ce1"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string">
            <text:p>iddfs</text:p>
          </table:table-cell>
          <table:table-cell office:value-type="float" office:value="0.002784">
            <text:p>0.002784</text:p>
          </table:table-cell>
          <table:table-cell/>
          <table:table-cell table:style-name="ce1"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string">
            <text:p>bidir</text:p>
          </table:table-cell>
          <table:table-cell office:value-type="float" office:value="0.010828">
            <text:p>0.010828</text:p>
          </table:table-cell>
          <table:table-cell table:number-columns-repeated="5"/>
        </table:table-row>
        <table:table-row table:style-name="ro2">
          <table:table-cell table:style-name="ce1"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string">
            <text:p>iddfs</text:p>
          </table:table-cell>
          <table:table-cell office:value-type="float" office:value="0.01913">
            <text:p>0.01913</text:p>
          </table:table-cell>
          <table:table-cell/>
          <table:table-cell table:style-name="ce1"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string">
            <text:p>bidir</text:p>
          </table:table-cell>
          <table:table-cell office:value-type="float" office:value="0.002463">
            <text:p>0.002463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string">
            <text:p>bidir</text:p>
          </table:table-cell>
          <table:table-cell office:value-type="float" office:value="0.059909">
            <text:p>0.05990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2:Sheet1.D251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20:35:33</meta:creation-date>
    <dc:date>2013-04-29T21:36:45</dc:date>
    <meta:editing-duration>PT44M15S</meta:editing-duration>
    <meta:editing-cycles>1</meta:editing-cycles>
    <meta:document-statistic meta:table-count="3" meta:cell-count="1004" meta:object-count="0"/>
    <meta:generator>LibreOffice/3.5$Linux_x86 LibreOffice_project/350m1$Build-2</meta:generator>
  </office:meta>
</office:document-meta>
</file>